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60000027D62B789E0598FD4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317cm" draw:z-index="0"><draw:image xlink:href="Pictures/10000001000005160000027D62B789E0598FD442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21:03:42.937820250</meta:creation-date>
    <dc:date>2024-09-29T21:04:04.425373506</dc:date>
    <meta:editing-duration>PT23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  <meta:generator>LibreOffice/7.3.7.2$Linux_X86_64 LibreOffice_project/30$Build-2</meta:generator>
  </office:meta>
</office:document-meta>
</file>